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subsup>
                  <mi>A</mi>
                  <mi>x</mi>
                  <mn>2</mn>
                </msubsup>
              </mrow>
            </mtd>
            <mtd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b>
                  <mi>A</mi>
                  <mi>x</mi>
                </msub>
                <mrow>
                  <msub>
                    <mi>A</mi>
                    <mi>y</mi>
                  </msub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sub>
                  <mi>A</mi>
                  <mi>z</mi>
                </msub>
              </mrow>
            </mtd>
            <mtd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b>
                  <mi>A</mi>
                  <mi>x</mi>
                </msub>
                <mrow>
                  <msub>
                    <mi>A</mi>
                    <mi>z</mi>
                  </msub>
                  <mo stretchy="false">+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sub>
                  <mi>A</mi>
                  <mi>y</mi>
                </msub>
              </mrow>
            </mtd>
            <mtd>
              <mn>0</mn>
            </mtd>
          </mtr>
          <mtr>
            <mtd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b>
                  <mi>A</mi>
                  <mi>x</mi>
                </msub>
                <mrow>
                  <msub>
                    <mi>A</mi>
                    <mi>y</mi>
                  </msub>
                  <mo stretchy="false">+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sub>
                  <mi>A</mi>
                  <mi>z</mi>
                </msub>
              </mrow>
            </mtd>
            <mtd>
              <mrow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subsup>
                  <mi>A</mi>
                  <mi>y</mi>
                  <mn>2</mn>
                </msubsup>
              </mrow>
            </mtd>
            <mtd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b>
                  <mi>A</mi>
                  <mi>y</mi>
                </msub>
                <mrow>
                  <msub>
                    <mi>A</mi>
                    <mi>z</mi>
                  </msub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sub>
                  <mi>A</mi>
                  <mi>x</mi>
                </msub>
              </mrow>
            </mtd>
            <mtd>
              <mn>0</mn>
            </mtd>
          </mtr>
          <mtr>
            <mtd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b>
                  <mi>A</mi>
                  <mi>x</mi>
                </msub>
                <mrow>
                  <msub>
                    <mi>A</mi>
                    <mi>z</mi>
                  </msub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sub>
                  <mi>A</mi>
                  <mi>y</mi>
                </msub>
              </mrow>
            </mtd>
            <mtd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b>
                  <mi>A</mi>
                  <mi>y</mi>
                </msub>
                <mrow>
                  <msub>
                    <mi>A</mi>
                    <mi>z</mi>
                  </msub>
                  <mo stretchy="false">+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sub>
                  <mi>A</mi>
                  <mi>x</mi>
                </msub>
              </mrow>
            </mtd>
            <mtd>
              <mrow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subsup>
                  <mi>A</mi>
                  <mi>z</mi>
                  <mn>2</mn>
                </msubsup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
(cos(%theta) + (1 - cos(%theta)))A_{x}^2 # (1 - cos(%theta))A_x A_y - sin(%theta)A_z # (1 - cos(%theta))A_x A_z + sin(%theta)A_y # 0 ##

 (1 - cos(%theta))A_x A_y + sin(%theta)A_z # (cos(%theta) + (1 - cos(%theta)))A_{y}^2# (1 - cos(%theta))A_y A_z - sin(%theta)A_x  # 0 ## 
 (1 - cos(%theta))A_x A_z - sin(%theta)A_y # (1 - cos(%theta))A_y A_z + sin(%theta)A_x # (cos(%theta) + (1 - cos(%theta)))A_{z}^2# 0 ## 
 0 # 0 # 0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7:03:05.684691610</meta:creation-date>
    <meta:generator>LibreOffice/4.2.2.1$Linux_X86_64 LibreOffice_project/f2f45ee3880ac00d95d5e0d6d6ed11db4bb046db</meta:generator>
  </office:meta>
</office:document-meta>
</file>